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90B2664D.png" manifest:media-type="image/png"/>
  <manifest:file-entry manifest:full-path="Pictures/10000200000000AB000000AB2100618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91320"/>
    </style:style>
    <style:style style:name="P2" style:family="paragraph" style:parent-style-name="Standard">
      <style:paragraph-properties fo:text-align="start" style:justify-single-word="false"/>
      <style:text-properties officeooo:paragraph-rsid="00191320"/>
    </style:style>
    <style:style style:name="P3" style:family="paragraph" style:parent-style-name="Standard">
      <style:paragraph-properties fo:text-align="start" style:justify-single-word="false"/>
      <style:text-properties officeooo:rsid="000eaacd" officeooo:paragraph-rsid="00191320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91320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0eaacd" officeooo:paragraph-rsid="00191320"/>
    </style:style>
    <style:style style:name="T1" style:family="text">
      <style:text-properties style:text-position="super 58%"/>
    </style:style>
    <style:style style:name="T2" style:family="text">
      <style:text-properties officeooo:rsid="0014f7db"/>
    </style:style>
    <style:style style:name="T3" style:family="text">
      <style:text-properties officeooo:rsid="000c36a8"/>
    </style:style>
    <style:style style:name="T4" style:family="text">
      <style:text-properties officeooo:rsid="001aaf6c"/>
    </style:style>
    <style:style style:name="T5" style:family="text">
      <style:text-properties officeooo:rsid="001d7b6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span text:style-name="T2">#</text:span><text:variable-set text:name="Assignment" office:value-type="float" office:value="2.05" style:data-style-name="N0">2.05</text:variable-set>: Gravity and Vertical Motion</text:p>
      <text:list xml:id="list51511144597662114" text:style-name="L1">
        <text:list-item>
          <text:p text:style-name="P4">You step off the <text:span text:style-name="T4">4</text:span>-m high-dive into a pool.</text:p>
          <text:list>
            <text:list-item>
              <text:p text:style-name="P4">How long does it take you to hit the water?</text:p>
            </text:list-item>
          </text:list>
        </text:list-item>
      </text:list>
      <text:p text:style-name="P2"/>
      <text:p text:style-name="P2"/>
      <text:p text:style-name="P2"/>
      <text:list xml:id="list71211522031372" text:continue-numbering="true" text:style-name="L1">
        <text:list-item>
          <text:list>
            <text:list-item>
              <text:p text:style-name="P4">What is the speed that you hit the water at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1210930359455" text:continue-numbering="true" text:style-name="L1">
        <text:list-item>
          <text:p text:style-name="P5"><text:span text:style-name="T3">Ashley</text:span> drops a rock off of a bridge. <text:s/>It takes the rock <text:span text:style-name="T4">3</text:span>.81 seconds to hit the ground. <text:s/>How tall is the bridge? <text:s/></text:p>
        </text:list-item>
      </text:list>
      <text:p text:style-name="P3"/>
      <text:p text:style-name="P2"/>
      <text:p text:style-name="P2"/>
      <text:list xml:id="list71211797325713" text:continue-numbering="true" text:style-name="L1">
        <text:list-item>
          <text:p text:style-name="P4">A monkey is on the ground. <text:s/>He jumps at a velocity of 1<text:span text:style-name="T4">2</text:span> m/s directly up. <text:s/></text:p>
          <text:list>
            <text:list-item>
              <text:p text:style-name="P4">What is the time that it takes the monkey to reach the top his jump?</text:p>
            </text:list-item>
          </text:list>
        </text:list-item>
      </text:list>
      <text:p text:style-name="P2"/>
      <text:p text:style-name="P2"/>
      <text:p text:style-name="P2"/>
      <text:list xml:id="list71212148567446" text:continue-numbering="true" text:style-name="L1">
        <text:list-item>
          <text:list>
            <text:list-item>
              <text:p text:style-name="P4">How high does he jump?</text:p>
            </text:list-item>
          </text:list>
        </text:list-item>
      </text:list>
      <text:p text:style-name="P2"/>
      <text:p text:style-name="P2"/>
      <text:p text:style-name="P2"/>
      <text:list xml:id="list71211869719008" text:continue-numbering="true" text:style-name="L1">
        <text:list-item>
          <text:list>
            <text:list-item>
              <text:p text:style-name="P4">What is the total time that the monkey was in the air?</text:p>
            </text:list-item>
          </text:list>
        </text:list-item>
      </text:list>
      <text:p text:style-name="P2"/>
      <text:p text:style-name="P2"/>
      <text:p text:style-name="P2"/>
      <text:list xml:id="list71212786190015" text:continue-numbering="true" text:style-name="L1">
        <text:list-item>
          <text:p text:style-name="P4">A man stands on top of a building. <text:s/>He throws a rock at a speed of 2<text:span text:style-name="T4">0</text:span> m/s directly up. <text:s/>The distance from the ground to the point where the rock was thrown is 25 meters.</text:p>
          <text:list>
            <text:list-item>
              <text:p text:style-name="P4">How long does it take for the rock to reach the top of its trajectory?</text:p>
            </text:list-item>
          </text:list>
        </text:list-item>
      </text:list>
      <text:p text:style-name="P2"/>
      <text:p text:style-name="P2"/>
      <text:p text:style-name="P2"/>
      <text:list xml:id="list71211275403885" text:continue-numbering="true" text:style-name="L1">
        <text:list-item>
          <text:list>
            <text:list-item>
              <text:p text:style-name="P4">How high (measured from the man) does the rock go?</text:p>
            </text:list-item>
          </text:list>
        </text:list-item>
      </text:list>
      <text:p text:style-name="P2"/>
      <text:p text:style-name="P2"/>
      <text:p text:style-name="P2"/>
      <text:list xml:id="list71212034300101" text:continue-numbering="true" text:style-name="L1">
        <text:list-item>
          <text:list>
            <text:list-item>
              <text:p text:style-name="P4">The rock then falls to the ground. <text:s/>How long does the rock take to reach the ground?</text:p>
            </text:list-item>
          </text:list>
        </text:list-item>
      </text:list>
      <text:p text:style-name="P2"/>
      <text:p text:style-name="P2"/>
      <text:p text:style-name="P2"/>
      <text:list xml:id="list71211871383351" text:continue-numbering="true" text:style-name="L1">
        <text:list-item>
          <text:list>
            <text:list-item>
              <text:p text:style-name="P4">How fast is the rock going when it hits the ground?</text:p>
            </text:list-item>
          </text:list>
        </text:list-item>
      </text:list>
      <text:p text:style-name="P2"/>
      <text:list xml:id="list71210904457236" text:continue-numbering="true" text:style-name="L1">
        <text:list-item>
          <text:p text:style-name="P4"><text:soft-page-break/>A volcano is 1,<text:span text:style-name="T4">5</text:span>50 m taller than the surrounding land. <text:s/>During an eruption, a rock is shot out of the volcano directly up at a speed of <text:span text:style-name="T4">3</text:span>75 m/s. <text:s/></text:p>
          <text:list>
            <text:list-item>
              <text:p text:style-name="P4">How high does the rock go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1212636868678" text:continue-numbering="true" text:style-name="L1">
        <text:list-item>
          <text:list>
            <text:list-item>
              <text:p text:style-name="P4">As the rock is in the air, the volcano blows itself apart. <text:s/>The rock lands at the same height as the surrounding land. <text:s/>What is the speed that the rock is going when it hits the ground? (Ignore air resistance).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71212809922324" text:continue-numbering="true" text:style-name="L1">
        <text:list-item>
          <text:p text:style-name="P4">A baseball player hits a foul ball into the stands behind home plate. <text:s/>If the ball left his bat with a vertical velocity of 2<text:span text:style-name="T4">0</text:span>.5 m/s, </text:p>
          <text:list>
            <text:list-item>
              <text:p text:style-name="P4">What is the greatest height that the ball will reach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71211364708458" text:continue-numbering="true" text:style-name="L1">
        <text:list-item>
          <text:list>
            <text:list-item>
              <text:p text:style-name="P4">If the stands are 4 meters higher than the baseball player, what is the <text:span text:style-name="T5">total </text:span>amount of time it takes <text:span text:style-name="T5">from when he hits the ball until </text:span>the baseball land<text:span text:style-name="T5">s</text:span> in the stands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71211748308603" text:continue-numbering="true" text:style-name="L1">
        <text:list-item>
          <text:list>
            <text:list-item>
              <text:p text:style-name="P4">What is the velocity of the baseball when it is caught by an adoring fan?</text:p>
            </text:list-item>
          </text:list>
        </text:list-item>
      </text:list>
      <text:p text:style-name="P2"/>
      <text:p text:style-name="P2"/>
      <text:p text:style-name="P2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21006184.png" xlink:type="simple" xlink:show="embed" xlink:actuate="onLoad"/></draw:frame><draw:frame draw:style-name="Mfr1" draw:name="graphics1" text:anchor-type="paragraph" svg:x="0.0409in" svg:y="-0.4126in" svg:width="0.75in" svg:height="0.8in" draw:z-index="3"><draw:image xlink:href="Pictures/10000201000000EF0000010090B2664D.png" xlink:type="simple" xlink:show="embed" xlink:actuate="onLoad"/></draw:frame> <text:s text:c="20"/>Name:<text:tab/><text:tab/><text:date style:data-style-name="N37" text:date-value="2016-09-26T07:12:10.664419499" text:date-adjust="PT24H00M00S">09/27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2.05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5T19:59:07.548474257</meta:creation-date>
    <meta:editing-duration>PT4M56S</meta:editing-duration>
    <meta:editing-cycles>6</meta:editing-cycles>
    <meta:generator>LibreOffice/4.3.7.2$Linux_X86_64 LibreOffice_project/430$Build-2</meta:generator>
    <meta:initial-creator>Jonas Williamson</meta:initial-creator>
    <dc:date>2016-09-26T07:12:10.536975543</dc:date>
    <meta:document-statistic meta:table-count="0" meta:image-count="2" meta:object-count="0" meta:page-count="2" meta:paragraph-count="23" meta:word-count="382" meta:character-count="1864" meta:non-whitespace-character-count="1474"/>
  </office:meta>
</office:document-meta>
</file>